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2145fb" officeooo:paragraph-rsid="0006ad0d"/>
    </style:style>
    <style:style style:name="P2" style:family="paragraph" style:parent-style-name="Standard">
      <style:text-properties fo:language="pt" fo:country="BR" fo:font-weight="bold" officeooo:rsid="001bd350" officeooo:paragraph-rsid="0006ad0d" style:font-weight-asian="bold" style:font-weight-complex="bold"/>
    </style:style>
    <style:style style:name="P3" style:family="paragraph" style:parent-style-name="Standard">
      <style:text-properties fo:language="pt" fo:country="BR" officeooo:rsid="000ef520" officeooo:paragraph-rsid="0006ad0d"/>
    </style:style>
    <style:style style:name="P4" style:family="paragraph" style:parent-style-name="Standard">
      <style:text-properties fo:language="pt" fo:country="BR" officeooo:rsid="00119dba" officeooo:paragraph-rsid="0006ad0d"/>
    </style:style>
    <style:style style:name="P5" style:family="paragraph" style:parent-style-name="Standard">
      <style:text-properties fo:language="pt" fo:country="BR" officeooo:rsid="0011d98a" officeooo:paragraph-rsid="0006ad0d"/>
    </style:style>
    <style:style style:name="P6" style:family="paragraph" style:parent-style-name="Standard">
      <style:text-properties fo:language="pt" fo:country="BR" officeooo:rsid="002092d2" officeooo:paragraph-rsid="0006ad0d"/>
    </style:style>
    <style:style style:name="T1" style:family="text">
      <style:text-properties officeooo:rsid="0011d98a"/>
    </style:style>
    <style:style style:name="T2" style:family="text">
      <style:text-properties officeooo:rsid="002145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iciando a instalacao do arch:</text:p>
      <text:p text:style-name="P2"/>
      <text:p text:style-name="P3">comando 1 → ping google.com (verifica se há conexao de internet)</text:p>
      <text:p text:style-name="P4"/>
      <text:p text:style-name="P4">comando 2 → ls /usr/share/kbd/keymaps/i386/qwerty (vai ate o diretório do layout do teclado. Por padrão, o arch linux usa o deafult o layout US, como meu teclado também segue esse layout, não realizar nenhuma alteração)</text:p>
      <text:p text:style-name="P4"/>
      <text:p text:style-name="P4">comando 3 → loadkeys us.map.gz (escolhendo um layout para exemplificar. Por padrão, o arch linux usa o deafult o layout US, como meu teclado também segue esse layout, não realizar nenhuma alteração)</text:p>
      <text:p text:style-name="P5"/>
      <text:p text:style-name="P6">comando 4 → sudo pacman -Syy reflector openssh (instalando os dois pacotes “reflector” e “openssh”)</text:p>
      <text:p text:style-name="P5"/>
      <text:p text:style-name="P6">comando 5 → systemctl start sshd(escolhendo a sua para a iso)</text:p>
      <text:p text:style-name="P5"/>
      <text:p text:style-name="P6">comando 6 → passwd (digitamos duas vezes a senha que queremos setar)</text:p>
      <text:p text:style-name="P5"/>
      <text:p text:style-name="P1">senha definida como 010203</text:p>
      <text:p text:style-name="P5"/>
      <text:p text:style-name="P6">comando 7 → t<text:span text:style-name="T1">imedatectl set-ntp true (comando que me permite pegar a data e horario correto dos servidores)</text:span></text:p>
      <text:p text:style-name="P5"/>
      <text:p text:style-name="P6">comando 8 → reflector -c Brazil -a 6 –<text:span text:style-name="T2">sort rate --save</text:span> (<text:span text:style-name="T2">para fazer download de pacotes, mas seguindo os parametros do comando </text:span>que define o pais como brasil, <text:span text:style-name="T2">escolhe um servidor ativo nas ultimos 5 horas e ordena-os “rate” e salva em /etc/pacman.d/mirrorlist</text:span>)</text:p>
      <text:p text:style-name="P6"/>
      <text:p text:style-name="P1">comando 9 → <text:s/>pacman -Syy (atualiza os servidores)</text:p>
      <text:p text:style-name="P5"/>
      <text:p text:style-name="P1"/>
      <text:p text:style-name="P1">precisamos criar uma partição EFI e uma partição home:</text:p>
      <text:p text:style-name="P1">comando 10 → gdisk /dev/sd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20:20.191851202</meta:creation-date>
    <dc:date>2022-03-30T16:21:30.827616880</dc:date>
    <meta:editing-duration>PT1M10S</meta:editing-duration>
    <meta:editing-cycles>1</meta:editing-cycles>
    <meta:document-statistic meta:table-count="0" meta:image-count="0" meta:object-count="0" meta:page-count="1" meta:paragraph-count="13" meta:word-count="209" meta:character-count="1261" meta:non-whitespace-character-count="1065"/>
    <meta:generator>LibreOffice/6.4.7.2$Linux_X86_64 LibreOffice_project/40$Build-2</meta:generator>
  </office:meta>
</office:document-meta>
</file>